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a75de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style:font-name="Liberation Sans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style:font-name="Liberation Sans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style:font-name="Liberation Sans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style:font-name="Liberation Sans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style:text-underline-style="none" fo:font-weight="normal" officeooo:rsid="01fe9f11" style:font-weight-asian="normal" style:font-weight-complex="normal"/>
    </style:style>
    <style:style style:name="T87" style:family="text">
      <style:text-properties fo:color="#000000" style:text-underline-style="none" fo:font-weight="normal" officeooo:rsid="02e5ade6" style:font-weight-asian="normal" style:font-weight-complex="normal"/>
    </style:style>
    <style:style style:name="T88" style:family="text">
      <style:text-properties fo:color="#000000" style:text-underline-style="none" fo:font-weight="normal" officeooo:rsid="0154e886" style:font-weight-asian="normal" style:font-weight-complex="normal"/>
    </style:style>
    <style:style style:name="T89" style:family="text">
      <style:text-properties fo:color="#000000" style:text-underline-style="none" fo:font-weight="normal" officeooo:rsid="0200070f" style:font-weight-asian="normal" style:font-weight-complex="normal"/>
    </style:style>
    <style:style style:name="T90" style:family="text">
      <style:text-properties fo:color="#000000" style:text-underline-style="none" fo:font-weight="normal" officeooo:rsid="0183b5ef" style:font-weight-asian="normal" style:font-weight-complex="normal"/>
    </style:style>
    <style:style style:name="T91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2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officeooo:rsid="01be8095"/>
    </style:style>
    <style:style style:name="T94" style:family="text">
      <style:text-properties officeooo:rsid="01bfd991"/>
    </style:style>
    <style:style style:name="T95" style:family="text">
      <style:text-properties officeooo:rsid="0172e4a7"/>
    </style:style>
    <style:style style:name="T96" style:family="text">
      <style:text-properties officeooo:rsid="01b1b55e"/>
    </style:style>
    <style:style style:name="T97" style:family="text">
      <style:text-properties officeooo:rsid="01b3a209"/>
    </style:style>
    <style:style style:name="T98" style:family="text">
      <style:text-properties officeooo:rsid="02023406"/>
    </style:style>
    <style:style style:name="T99" style:family="text">
      <style:text-properties fo:font-weight="bold" officeooo:rsid="01be8095" style:font-weight-asian="bold" style:font-weight-complex="bold"/>
    </style:style>
    <style:style style:name="T10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7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68">Ubunt</text:span></text:span><text:span text:style-name="Strong_20_Emphasis"><text:span text:style-name="T69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0">20</text:span></text:span><text:span text:style-name="Strong_20_Emphasis"><text:span text:style-name="T68">.</text:span></text:span><text:span text:style-name="Strong_20_Emphasis"><text:span text:style-name="T71">04</text:span></text:span><text:reference-mark-end text:name="Versie"/><text:span text:style-name="Strong_20_Emphasis"><text:span text:style-name="T65"> </text:span></text:span><text:span text:style-name="Strong_20_Emphasis"><text:span text:style-name="T72">LTS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65">op </text:span></text:span><text:reference-mark-start text:name="Computernaam"/><text:span text:style-name="Strong_20_Emphasis"><text:span text:style-name="T75">pc-van-e</text:span></text:span><text:span text:style-name="Strong_20_Emphasis"><text:span text:style-name="T76">lla</text:span></text:span><text:reference-mark-end text:name="Computernaam"/><text:span text:style-name="T77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100">karelzimmer.nl</text:span></text:span></text:a><text:span text:style-name="T65"> </text:span><text:span text:style-name="T14">voor</text:span><text:span text:style-name="T15"> </text:span><text:span text:style-name="T92">deze en andere </text:span><text:span text:style-name="T16">checklists, scripts, en overige bestanden.</text:span></text:p>
      <text:p text:style-name="P37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4"/></text:span></text:p>
      <text:p text:style-name="P19"><text:span text:style-name="Definition"><text:span text:style-name="T105">g</text:span></text:span><text:span text:style-name="Definition"><text:span text:style-name="T104">ebruiker</text:span></text:span><text:span text:style-name="T65"><text:tab/><text:tab/><text:tab/><text:tab/></text:span><text:span text:style-name="User_20_Entry"><text:span text:style-name="T79">Ella </text:span></text:span><text:span text:style-name="User_20_Entry"><text:span text:style-name="T80">So</text:span></text:span><text:span text:style-name="User_20_Entry"><text:span text:style-name="T81">e</text:span></text:span><text:span text:style-name="User_20_Entry"><text:span text:style-name="T80">tekouw</text:span></text:span></text:p>
      <text:p text:style-name="P20"><text:span text:style-name="Definition"><text:span text:style-name="T105">g</text:span></text:span><text:span text:style-name="Definition"><text:span text:style-name="T104">ebruikersnaam</text:span></text:span><text:span text:style-name="T85"><text:tab/></text:span><text:span text:style-name="User_20_Entry"><text:span text:style-name="T80">ella</text:span></text:span></text:p>
      <text:p text:style-name="P22"><text:span text:style-name="Definition"><text:span text:style-name="T105">c</text:span></text:span><text:span text:style-name="Definition"><text:span text:style-name="T104">omputernaam<text:tab/></text:span></text:span><text:span text:style-name="Definition"><text:span text:style-name="T101"><text:tab/></text:span></text:span><text:span text:style-name="User_20_Entry"><text:span text:style-name="T78"><text:reference-ref text:reference-format="text" text:ref-name="Computernaam">pc-van-ella</text:reference-ref></text:span></text:span></text:p>
      <text:p text:style-name="P21"><text:span text:style-name="Definition"><text:span text:style-name="T105">o</text:span></text:span><text:span text:style-name="Definition"><text:span text:style-name="T106">pstartmenu</text:span></text:span><text:span text:style-name="T85"><text:tab/><text:tab/><text:tab/></text:span><text:span text:style-name="User_20_Entry"><text:span text:style-name="T82">F12</text:span></text:span></text:p>
      <text:p text:style-name="P21"><text:span text:style-name="Definition"><text:span text:style-name="T105">i</text:span></text:span><text:span text:style-name="Definition"><text:span text:style-name="T106">nstellingen</text:span></text:span><text:span text:style-name="T65"><text:tab/><text:tab/><text:tab/></text:span><text:span text:style-name="User_20_Entry"><text:span text:style-name="T83">F2</text:span></text:span></text:p>
      <text:p text:style-name="P4"><text:span text:style-name="Definition"><text:span text:style-name="T102"/></text:span></text:p>
      <text:p text:style-name="P12"/>
      <text:list xml:id="list4256348433" text:style-name="L1">
        <text:list-item>
          <text:p text:style-name="P44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61428997430327" text:continue-numbering="true" text:style-name="L1">
        <text:list-item>
          <text:p text:style-name="P41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53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61428212494019" text:continue-numbering="true" text:style-name="L1">
        <text:list-item>
          <text:p text:style-name="P43">Installatie afronden</text:p>
        </text:list-item>
      </text:list>
      <text:p text:style-name="P11"><text:span text:style-name="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93">Als </text:span><text:span text:style-name="T98">bij </text:span><text:span text:style-name="T93">stap </text:span><text:span text:style-name="T99">2</text:span><text:span text:style-name="T93"> </text:span><text:span text:style-name="T95">de </text:span><text:span text:style-name="T96">toetsenbordindelin</text:span><text:span text:style-name="T97">g </text:span><text:span text:style-name="T93">is vergeten </text:span><text:span text:style-name="T94">bij de installatie</text:span><text:span text:style-name="T93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161430000059065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1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86">Einde checklist, d</text:span><text:span text:style-name="T87">e installatie van </text:span><text:span text:style-name="T87"><text:reference-ref text:reference-format="text" text:ref-name="Distributie">Ubuntu</text:reference-ref></text:span><text:span text:style-name="T87"><text:s/></text:span><text:span text:style-name="T88"><text:reference-ref text:reference-format="text" text:ref-name="Versie">20.04</text:reference-ref></text:span><text:span text:style-name="T88"><text:s/></text:span><text:span text:style-name="T89">LTS</text:span><text:span text:style-name="T87"> </text:span><text:span text:style-name="T87"><text:reference-ref text:reference-format="text" text:ref-name="Editie">desktop</text:reference-ref></text:span><text:span text:style-name="T87"><text:s/></text:span><text:span text:style-name="T90">op </text:span><text:span text:style-name="T90"><text:reference-ref text:reference-format="text" text:ref-name="Computernaam">pc-van-ella</text:reference-ref></text:span><text:span text:style-name="T90"><text:s/></text:span><text:span text:style-name="T87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7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2-27T16:14:28.140664114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6:14:28.058715652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0</meta:editing-cycles>
    <meta:editing-duration>P7DT7H20M4S</meta:editing-duration>
    <dc:creator>Karel Zimmer</dc:creator>
    <meta:document-statistic meta:table-count="4" meta:image-count="0" meta:object-count="0" meta:page-count="2" meta:paragraph-count="35" meta:word-count="229" meta:character-count="1603" meta:non-whitespace-character-count="1384"/>
    <meta:user-defined meta:name="Info 1"/>
    <meta:user-defined meta:name="Info 2"/>
    <meta:user-defined meta:name="Info 3"/>
    <meta:user-defined meta:name="Info 4"/>
  </office:meta>
</office:document-meta>
</file>